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1953b4"/>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T1" style:family="text">
      <style:text-properties officeooo:rsid="0018bc7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ta Persistence in Node.js: </text:h>
      <text:h text:style-name="P1" text:outline-level="1">Databases, O<text:span text:style-name="T1">D</text:span>Ms, and CRUD Operations</text:h>
      <text:p text:style-name="Standard"/>
      <text:p text:style-name="Standard"/>
      <text:h text:style-name="Heading_20_2" text:outline-level="2">1. Understanding Data Persistence</text:h>
      <text:p text:style-name="Text_20_body"/>
      <text:h text:style-name="Heading_20_3" text:outline-level="3">What is Data Persistence?</text:h>
      <text:p text:style-name="Text_20_body">Data persistence refers to the mechanism of storing data beyond the runtime of an application, ensuring that data survives application restarts or server crashes. In Node.js applications, this typically involves using databases to store and retrieve information.</text:p>
      <text:p text:style-name="Standard"/>
      <text:p text:style-name="Standard"/>
      <text:h text:style-name="Heading_20_3" text:outline-level="3">Why is Data Persistence Important?</text:h>
      <text:list xml:id="list1244228695" text:style-name="L1">
        <text:list-item>
          <text:p text:style-name="P3"><text:span text:style-name="Strong_20_Emphasis">Durability</text:span>: Data remains intact after application termination</text:p>
        </text:list-item>
        <text:list-item>
          <text:p text:style-name="P3"><text:span text:style-name="Strong_20_Emphasis">Scalability</text:span>: Databases handle large volumes of data efficiently</text:p>
        </text:list-item>
        <text:list-item>
          <text:p text:style-name="P3"><text:span text:style-name="Strong_20_Emphasis">Consistency</text:span>: Maintains data integrity through transactions</text:p>
        </text:list-item>
        <text:list-item>
          <text:p text:style-name="P3"><text:span text:style-name="Strong_20_Emphasis">Security</text:span>: Provides controlled access to data</text:p>
        </text:list-item>
        <text:list-item>
          <text:p text:style-name="P3"><text:span text:style-name="Strong_20_Emphasis">Performance</text:span>: Optimized for data retrieval and manipulation</text:p>
        </text:list-item>
      </text:list>
      <text:p text:style-name="Standard"/>
      <text:p text:style-name="Standard"/>
      <text:h text:style-name="Heading_20_2" text:outline-level="2">2. Working with Databases in Node.js</text:h>
      <text:p text:style-name="Text_20_body"/>
      <text:h text:style-name="Heading_20_3" text:outline-level="3">Types of Databases</text:h>
      <text:h text:style-name="Heading_20_4" text:outline-level="4">1. SQL (Relational) Databases (MySQL, PostgreSQL)</text:h>
      <text:list xml:id="list2182466127" text:style-name="L2">
        <text:list-item>
          <text:p text:style-name="P4"><text:span text:style-name="Strong_20_Emphasis">Structure</text:span>: Tables with predefined schemas</text:p>
        </text:list-item>
        <text:list-item>
          <text:p text:style-name="P4"><text:span text:style-name="Strong_20_Emphasis">Relationships</text:span>: Supports complex joins and transactions</text:p>
        </text:list-item>
        <text:list-item>
          <text:p text:style-name="P4"><text:span text:style-name="Strong_20_Emphasis">Examples</text:span>: MySQL, PostgreSQL, SQLite</text:p>
        </text:list-item>
      </text:list>
      <text:h text:style-name="Heading_20_4" text:outline-level="4">2. NoSQL Databases (MongoDB)</text:h>
      <text:list xml:id="list2663690201" text:style-name="L3">
        <text:list-item>
          <text:p text:style-name="P5"><text:span text:style-name="Strong_20_Emphasis">Structure</text:span>: Flexible schema (documents, key-value, graphs)</text:p>
        </text:list-item>
        <text:list-item>
          <text:p text:style-name="P5"><text:span text:style-name="Strong_20_Emphasis">Scalability</text:span>: Horizontally scalable</text:p>
        </text:list-item>
        <text:list-item>
          <text:p text:style-name="P5"><text:soft-page-break/><text:span text:style-name="Strong_20_Emphasis">Examples</text:span>: MongoDB, Redis, Cassandra</text:p>
        </text:list-item>
      </text:list>
      <text:p text:style-name="Standard"/>
      <text:p text:style-name="Standard"/>
      <text:p text:style-name="Standard"/>
      <text:h text:style-name="Heading_20_2" text:outline-level="2">3. MongoDB with Node.js (Using Native Driver)</text:h>
      <text:h text:style-name="Heading_20_3" text:outline-level="3">What is MongoDB?</text:h>
      <text:p text:style-name="Text_20_body">A document-oriented NoSQL database that stores data in flexible, JSON-like documents.</text:p>
      <text:h text:style-name="Heading_20_3" text:outline-level="3">Why MongoDB?</text:h>
      <text:list xml:id="list625731978" text:style-name="L4">
        <text:list-item>
          <text:p text:style-name="P6">Schema-less design</text:p>
        </text:list-item>
        <text:list-item>
          <text:p text:style-name="P6">Horizontal scaling via sharding</text:p>
        </text:list-item>
        <text:list-item>
          <text:p text:style-name="P6">Rich query language</text:p>
        </text:list-item>
        <text:list-item>
          <text:p text:style-name="P6">High performance for large datasets</text:p>
        </text:list-item>
      </text:list>
      <text:p text:style-name="Standard"/>
      <text:p text:style-name="Standard"/>
      <text:h text:style-name="Heading_20_3" text:outline-level="3">How to Use MongoDB with Node.js</text:h>
      <text:h text:style-name="Heading_20_4" text:outline-level="4">Installation</text:h>
      <text:p text:style-name="P2">npm install mongodb</text:p>
      <text:h text:style-name="Heading_20_4" text:outline-level="4">Basic Usage</text:h>
      <text:p text:style-name="Preformatted_20_Text">const { MongoClient } = require('mongodb');</text:p>
      <text:p text:style-name="Preformatted_20_Text"/>
      <text:p text:style-name="Preformatted_20_Text">// Connection URL</text:p>
      <text:p text:style-name="Preformatted_20_Text">const url = 'mongodb://localhost:27017';</text:p>
      <text:p text:style-name="Preformatted_20_Text">const client = new MongoClient(url);</text:p>
      <text:p text:style-name="Preformatted_20_Text"/>
      <text:p text:style-name="Preformatted_20_Text">// Database Name</text:p>
      <text:p text:style-name="Preformatted_20_Text">const dbName = 'myProject';</text:p>
      <text:p text:style-name="Preformatted_20_Text"/>
      <text:p text:style-name="Preformatted_20_Text">async function main() {</text:p>
      <text:p text:style-name="Preformatted_20_Text"><text:s text:c="2"/>// Use connect method to connect to the server</text:p>
      <text:p text:style-name="Preformatted_20_Text"><text:s text:c="2"/>await client.connect();</text:p>
      <text:p text:style-name="Preformatted_20_Text"><text:s text:c="2"/>console.log('Connected successfully to server');</text:p>
      <text:p text:style-name="Preformatted_20_Text"><text:s text:c="2"/>const db = client.db(dbName);</text:p>
      <text:p text:style-name="Preformatted_20_Text"><text:s text:c="2"/>const collection = db.collection('documents');</text:p>
      <text:p text:style-name="Preformatted_20_Text"/>
      <text:p text:style-name="Preformatted_20_Text"><text:s text:c="2"/>// Insert</text:p>
      <text:p text:style-name="Preformatted_20_Text"><text:s text:c="2"/>const insertResult = await collection.insertMany([</text:p>
      <text:p text:style-name="Preformatted_20_Text"><text:s text:c="4"/>{ a: 1 }, { a: 2 }, { a: 3 }</text:p>
      <text:p text:style-name="Preformatted_20_Text"><text:s text:c="2"/>]);</text:p>
      <text:p text:style-name="Preformatted_20_Text"><text:s text:c="2"/>console.log('Inserted documents =&gt;', insertResult);</text:p>
      <text:p text:style-name="Preformatted_20_Text"/>
      <text:p text:style-name="Preformatted_20_Text"><text:s text:c="2"/>// Find</text:p>
      <text:p text:style-name="Preformatted_20_Text"><text:s text:c="2"/>const findResult = await collection.find({}).toArray();</text:p>
      <text:p text:style-name="Preformatted_20_Text"><text:s text:c="2"/>console.log('Found documents =&gt;', findResult);</text:p>
      <text:p text:style-name="Preformatted_20_Text"/>
      <text:p text:style-name="Preformatted_20_Text"><text:s text:c="2"/>return 'done.';</text:p>
      <text:p text:style-name="Preformatted_20_Text">}</text:p>
      <text:p text:style-name="Preformatted_20_Text"><text:soft-page-break/></text:p>
      <text:p text:style-name="Preformatted_20_Text">main()</text:p>
      <text:p text:style-name="Preformatted_20_Text"><text:s text:c="2"/>.then(console.log)</text:p>
      <text:p text:style-name="Preformatted_20_Text"><text:s text:c="2"/>.catch(console.error)</text:p>
      <text:p text:style-name="P2"><text:s text:c="2"/>.finally(() =&gt; client.close());</text:p>
      <text:h text:style-name="Heading_20_3" text:outline-level="3">CRUD Operations in MongoDB Native Driver</text:h>
      <text:h text:style-name="Heading_20_4" text:outline-level="4">Create (Insert)</text:h>
      <text:p text:style-name="Text_20_body"/>
      <text:p text:style-name="Preformatted_20_Text">// Insert one</text:p>
      <text:p text:style-name="Preformatted_20_Text">await collection.insertOne({ name: 'John', age: 30 });</text:p>
      <text:p text:style-name="Preformatted_20_Text"/>
      <text:p text:style-name="Preformatted_20_Text">// Insert many</text:p>
      <text:p text:style-name="Preformatted_20_Text">await collection.insertMany([</text:p>
      <text:p text:style-name="Preformatted_20_Text"><text:s text:c="2"/>{ name: 'Alice', age: 25 },</text:p>
      <text:p text:style-name="Preformatted_20_Text"><text:s text:c="2"/>{ name: 'Bob', age: 35 }</text:p>
      <text:p text:style-name="P2">]);</text:p>
      <text:p text:style-name="Standard"/>
      <text:h text:style-name="Heading_20_4" text:outline-level="4">Read (Find)</text:h>
      <text:p text:style-name="Standard"/>
      <text:p text:style-name="Preformatted_20_Text">// Find all</text:p>
      <text:p text:style-name="Preformatted_20_Text">const allDocs = await collection.find({}).toArray();</text:p>
      <text:p text:style-name="Preformatted_20_Text"/>
      <text:p text:style-name="Preformatted_20_Text">// Find with filter</text:p>
      <text:p text:style-name="Preformatted_20_Text">const filteredDocs = await collection.find({ age: { $gt: 30 } }).toArray();</text:p>
      <text:p text:style-name="Preformatted_20_Text"/>
      <text:p text:style-name="Preformatted_20_Text">// Find one</text:p>
      <text:p text:style-name="P2">const oneDoc = await collection.findOne({ name: 'John' });</text:p>
      <text:p text:style-name="Standard"/>
      <text:h text:style-name="Heading_20_4" text:outline-level="4">Update</text:h>
      <text:p text:style-name="Text_20_body"/>
      <text:p text:style-name="Preformatted_20_Text">// Update one</text:p>
      <text:p text:style-name="Preformatted_20_Text">await collection.updateOne(</text:p>
      <text:p text:style-name="Preformatted_20_Text"><text:s text:c="2"/>{ name: 'John' },</text:p>
      <text:p text:style-name="Preformatted_20_Text"><text:s text:c="2"/>{ $set: { age: 31 } }</text:p>
      <text:p text:style-name="Preformatted_20_Text">);</text:p>
      <text:p text:style-name="Preformatted_20_Text"/>
      <text:p text:style-name="Preformatted_20_Text">// Update many</text:p>
      <text:p text:style-name="Preformatted_20_Text">await collection.updateMany(</text:p>
      <text:p text:style-name="Preformatted_20_Text"><text:s text:c="2"/>{ age: { $lt: 30 } },</text:p>
      <text:p text:style-name="Preformatted_20_Text"><text:s text:c="2"/>{ $set: { status: 'young' } }</text:p>
      <text:p text:style-name="P2">);</text:p>
      <text:p text:style-name="Standard"/>
      <text:h text:style-name="Heading_20_4" text:outline-level="4">Delete</text:h>
      <text:p text:style-name="Standard"/>
      <text:p text:style-name="Preformatted_20_Text">// Delete one</text:p>
      <text:p text:style-name="Preformatted_20_Text">await collection.deleteOne({ name: 'John' });</text:p>
      <text:p text:style-name="Preformatted_20_Text"/>
      <text:p text:style-name="Preformatted_20_Text">// Delete many</text:p>
      <text:p text:style-name="P2">await collection.deleteMany({ age: { $gt: 30 } });</text:p>
      <text:p text:style-name="Standard"><text:soft-page-break/></text:p>
      <text:p text:style-name="Standard"/>
      <text:p text:style-name="Standard"/>
      <text:p text:style-name="Standard"/>
      <text:h text:style-name="Heading_20_2" text:outline-level="2">4. Using Mongoose (ODM for MongoDB)</text:h>
      <text:p text:style-name="Standard"/>
      <text:h text:style-name="Heading_20_3" text:outline-level="3">What is Mongoose?</text:h>
      <text:p text:style-name="Text_20_body">Mongoose is an Object Data Modeling (ODM) library for MongoDB and Node.js that provides a higher-level abstraction.</text:p>
      <text:p text:style-name="Standard"/>
      <text:h text:style-name="Heading_20_3" text:outline-level="3">Why Use Mongoose?</text:h>
      <text:list xml:id="list260092729" text:style-name="L5">
        <text:list-item>
          <text:p text:style-name="P7">Schema validation</text:p>
        </text:list-item>
        <text:list-item>
          <text:p text:style-name="P7">Middleware (hooks)</text:p>
        </text:list-item>
        <text:list-item>
          <text:p text:style-name="P7">Business logic methods</text:p>
        </text:list-item>
        <text:list-item>
          <text:p text:style-name="P7">Type casting</text:p>
        </text:list-item>
        <text:list-item>
          <text:p text:style-name="P7">Population (like joins)</text:p>
        </text:list-item>
        <text:list-item>
          <text:p text:style-name="P7">Query building</text:p>
        </text:list-item>
      </text:list>
      <text:p text:style-name="Standard"/>
      <text:p text:style-name="Standard"/>
      <text:h text:style-name="Heading_20_3" text:outline-level="3">How to Use Mongoose</text:h>
      <text:p text:style-name="Standard"/>
      <text:p text:style-name="Standard"/>
      <text:h text:style-name="Heading_20_4" text:outline-level="4">Installation</text:h>
      <text:p text:style-name="P2">npm install mongoose</text:p>
      <text:p text:style-name="Standard"/>
      <text:p text:style-name="Standard"/>
      <text:h text:style-name="Heading_20_4" text:outline-level="4">Basic Usage</text:h>
      <text:p text:style-name="Standard"/>
      <text:p text:style-name="Standard">const mongoose = require('mongoose');</text:p>
      <text:p text:style-name="Standard"/>
      <text:p text:style-name="Standard">// Connect to MongoDB</text:p>
      <text:p text:style-name="Standard">mongoose.connect('mongodb://localhost:27017/myProject', {</text:p>
      <text:p text:style-name="Standard"><text:s text:c="2"/>useNewUrlParser: true,</text:p>
      <text:p text:style-name="Standard"><text:s text:c="2"/>useUnifiedTopology: true</text:p>
      <text:p text:style-name="Standard">});</text:p>
      <text:p text:style-name="Standard"/>
      <text:p text:style-name="Standard">// Define a schema</text:p>
      <text:p text:style-name="Standard">const userSchema = new mongoose.Schema({</text:p>
      <text:p text:style-name="Standard"><text:s text:c="2"/>name: String,</text:p>
      <text:p text:style-name="Standard"><text:s text:c="2"/>age: Number,</text:p>
      <text:p text:style-name="Standard"><text:soft-page-break/><text:s text:c="2"/>email: { type: String, required: true, unique: true },</text:p>
      <text:p text:style-name="Standard"><text:s text:c="2"/>createdAt: { type: Date, default: Date.now }</text:p>
      <text:p text:style-name="Standard">});</text:p>
      <text:p text:style-name="Standard"/>
      <text:p text:style-name="Standard">// Create a model</text:p>
      <text:p text:style-name="Standard">const User = mongoose.model('User', userSchema);</text:p>
      <text:p text:style-name="Standard"/>
      <text:p text:style-name="Standard">// Create a document</text:p>
      <text:p text:style-name="Standard">const newUser = new User({</text:p>
      <text:p text:style-name="Standard"><text:s text:c="2"/>name: 'Alice',</text:p>
      <text:p text:style-name="Standard"><text:s text:c="2"/>age: 25,</text:p>
      <text:p text:style-name="Standard"><text:s text:c="2"/>email: 'alice@example.com'</text:p>
      <text:p text:style-name="Standard">});</text:p>
      <text:p text:style-name="Standard"/>
      <text:p text:style-name="Standard">// Save to database</text:p>
      <text:p text:style-name="Standard">newUser.save()</text:p>
      <text:p text:style-name="Standard"><text:s text:c="2"/>.then(doc =&gt; console.log(doc))</text:p>
      <text:p text:style-name="Standard"><text:s text:c="2"/>.catch(err =&gt; console.error(err));</text:p>
      <text:p text:style-name="Standard"/>
      <text:p text:style-name="Standard"/>
      <text:p text:style-name="Standard"/>
      <text:h text:style-name="Heading_20_3" text:outline-level="3">Advanced Mongoose Features</text:h>
      <text:h text:style-name="Heading_20_4" text:outline-level="4">Schema Validation</text:h>
      <text:p text:style-name="Standard">const productSchema = new mongoose.Schema({</text:p>
      <text:p text:style-name="Standard"><text:s text:c="2"/>name: { type: String, required: true },</text:p>
      <text:p text:style-name="Standard"><text:s text:c="2"/>price: { type: Number, min: 0 },</text:p>
      <text:p text:style-name="Standard"><text:s text:c="2"/>inStock: { type: Boolean, default: true },</text:p>
      <text:p text:style-name="Standard"><text:s text:c="2"/>categories: {</text:p>
      <text:p text:style-name="Standard"><text:s text:c="4"/>type: [String],</text:p>
      <text:p text:style-name="Standard"><text:s text:c="4"/>validate: {</text:p>
      <text:p text:style-name="Standard"><text:s text:c="6"/>validator: function(v) {</text:p>
      <text:p text:style-name="Standard"><text:s text:c="8"/>return v.length &gt; 0;</text:p>
      <text:p text:style-name="Standard"><text:s text:c="6"/>},</text:p>
      <text:p text:style-name="Standard"><text:s text:c="6"/>message: 'At least one category is required'</text:p>
      <text:p text:style-name="Standard"><text:s text:c="4"/>}</text:p>
      <text:p text:style-name="Standard"><text:s text:c="2"/>}</text:p>
      <text:p text:style-name="Standard">});</text:p>
      <text:p text:style-name="Standard"/>
      <text:p text:style-name="Standard"/>
      <text:h text:style-name="Heading_20_4" text:outline-level="4">Middleware (Hooks)</text:h>
      <text:p text:style-name="Standard">userSchema.pre('save', function(next) {</text:p>
      <text:p text:style-name="Standard"><text:s text:c="2"/>if (this.isNew || this.isModified('password')) {</text:p>
      <text:p text:style-name="Standard"><text:s text:c="4"/>// hash password before saving</text:p>
      <text:p text:style-name="Standard"><text:s text:c="4"/>this.password = hash(this.password);</text:p>
      <text:p text:style-name="Standard"><text:s text:c="2"/>}</text:p>
      <text:p text:style-name="Standard"><text:s text:c="2"/>next();</text:p>
      <text:p text:style-name="Standard">});</text:p>
      <text:p text:style-name="Standard"/>
      <text:p text:style-name="Standard">userSchema.post('save', function(doc, next) {</text:p>
      <text:p text:style-name="Standard"><text:soft-page-break/><text:s text:c="2"/>// send welcome email after saving</text:p>
      <text:p text:style-name="Standard"><text:s text:c="2"/>sendWelcomeEmail(doc.email);</text:p>
      <text:p text:style-name="Standard"><text:s text:c="2"/>next();</text:p>
      <text:p text:style-name="Standard">});</text:p>
      <text:p text:style-name="Standard"/>
      <text:h text:style-name="Heading_20_4" text:outline-level="4">Instance Methods</text:h>
      <text:p text:style-name="Standard">userSchema.methods.getFullName = function() {</text:p>
      <text:p text:style-name="Standard"><text:s text:c="2"/>return `${this.firstName} ${this.lastName}`;</text:p>
      <text:p text:style-name="Standard">};</text:p>
      <text:p text:style-name="Standard"/>
      <text:p text:style-name="Standard">// Usage</text:p>
      <text:p text:style-name="Standard">const user = await User.findOne({ email: 'test@example.com' });</text:p>
      <text:p text:style-name="Standard">console.log(user.getFullName());</text:p>
      <text:p text:style-name="Standard"/>
      <text:p text:style-name="Standard"/>
      <text:h text:style-name="Heading_20_4" text:outline-level="4">Static Methods</text:h>
      <text:p text:style-name="Standard">userSchema.statics.findByEmail = function(email) {</text:p>
      <text:p text:style-name="Standard"><text:s text:c="2"/>return this.findOne({ email });</text:p>
      <text:p text:style-name="Standard">};</text:p>
      <text:p text:style-name="Standard"/>
      <text:p text:style-name="Standard">// Usage</text:p>
      <text:p text:style-name="Standard">const user = await User.findByEmail(<text:a xlink:type="simple" xlink:href="mailto:'test@example.com" text:style-name="Internet_20_link" text:visited-style-name="Visited_20_Internet_20_Link">'test@example.com</text:a>');</text:p>
      <text:p text:style-name="Standard"/>
      <text:p text:style-name="Standard"/>
      <text:h text:style-name="Heading_20_4" text:outline-level="4">Virtuals</text:h>
      <text:p text:style-name="Preformatted_20_Text">userSchema.virtual('fullName').get(function() {</text:p>
      <text:p text:style-name="Preformatted_20_Text"><text:s text:c="2"/>return `${this.firstName} ${this.lastName}`;</text:p>
      <text:p text:style-name="P2">});</text:p>
      <text:p text:style-name="P2"/>
      <text:h text:style-name="Heading_20_4" text:outline-level="4">Query Helpers</text:h>
      <text:p text:style-name="Preformatted_20_Text">userSchema.query.byName = function(name) {</text:p>
      <text:p text:style-name="Preformatted_20_Text"><text:s text:c="2"/>return this.where({ name: new RegExp(name, 'i') });</text:p>
      <text:p text:style-name="Preformatted_20_Text">};</text:p>
      <text:p text:style-name="Preformatted_20_Text"/>
      <text:p text:style-name="Preformatted_20_Text">// Usage</text:p>
      <text:p text:style-name="P2">const users = await User.find().byName('ali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0:56:23.041967619</meta:creation-date>
    <dc:date>2025-04-23T14:20:02.922822642</dc:date>
    <meta:editing-duration>PT3H13M27S</meta:editing-duration>
    <meta:editing-cycles>7</meta:editing-cycles>
    <meta:generator>LibreOffice/7.3.7.2$Linux_X86_64 LibreOffice_project/30$Build-2</meta:generator>
    <meta:document-statistic meta:table-count="0" meta:image-count="0" meta:object-count="0" meta:page-count="6" meta:paragraph-count="182" meta:word-count="726" meta:character-count="5318" meta:non-whitespace-character-count="4648"/>
  </office:meta>
</office:document-meta>
</file>